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Text_20_body" style:list-style-name="L2">
      <style:paragraph-properties fo:margin-top="0in" fo:margin-bottom="0in"/>
    </style:style>
    <style:style style:name="P11" style:family="paragraph" style:parent-style-name="Text_20_body" style:list-style-name="L3">
      <style:paragraph-properties fo:margin-top="0in" fo:margin-bottom="0in"/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Text_20_body" style:list-style-name="L6">
      <style:paragraph-properties fo:margin-top="0in" fo:margin-bottom="0in"/>
    </style:style>
    <style:style style:name="P15" style:family="paragraph" style:parent-style-name="Text_20_body" style:list-style-name="L7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писок вопросов для проверки на знания, и умения использовать, по категориям - в контексте "Wordpress Разработка Тем"</text:p>
      <text:p text:style-name="Standard">ChatGPT</text:p>
      <text:p text:style-name="P1">ChatGPT</text:p>
      <text:p text:style-name="Text_20_body">Конечно, вот список вопросов для проверки знаний и умения использовать разработку тем для WordPress, разбитый по категориям:</text:p>
      <text:h text:style-name="Heading_20_3" text:outline-level="3">HTML и CSS:</text:h>
      <text:list xml:id="list7179804648961781171" text:style-name="L1">
        <text:list-item>
          <text:p text:style-name="P9">Какие основные элементы HTML используются для создания структуры веб-страницы?</text:p>
        </text:list-item>
        <text:list-item>
          <text:p text:style-name="P9">Что такое селекторы CSS и как они используются для стилизации элементов?</text:p>
        </text:list-item>
        <text:list-item>
          <text:p text:style-name="P2">Как создать адаптивные стили с помощью медиазапросов?</text:p>
        </text:list-item>
      </text:list>
      <text:h text:style-name="Heading_20_3" text:outline-level="3">PHP и WordPress API:</text:h>
      <text:list xml:id="list4053329150938222413" text:style-name="L2">
        <text:list-item>
          <text:p text:style-name="P10">Что такое PHP и как оно используется в разработке тем для WordPress?</text:p>
        </text:list-item>
        <text:list-item>
          <text:p text:style-name="P10">Какие базовые функции WordPress вы знаете и для чего они используются?</text:p>
        </text:list-item>
        <text:list-item>
          <text:p text:style-name="P3">Как создать кастомный шаблон страницы в WordPress?</text:p>
        </text:list-item>
      </text:list>
      <text:h text:style-name="Heading_20_3" text:outline-level="3">Структура темы WordPress:</text:h>
      <text:list xml:id="list2314244148968728474" text:style-name="L3">
        <text:list-item>
          <text:p text:style-name="P11">Какова структура основной темы WordPress и для чего используются её основные файлы?</text:p>
        </text:list-item>
        <text:list-item>
          <text:p text:style-name="P11">Как добавить стили и скрипты в тему WordPress?</text:p>
        </text:list-item>
        <text:list-item>
          <text:p text:style-name="P4">Что такое файл style.css в теме WordPress и как он используется?</text:p>
        </text:list-item>
      </text:list>
      <text:h text:style-name="Heading_20_3" text:outline-level="3">Функциональность темы:</text:h>
      <text:list xml:id="list3554107424444625702" text:style-name="L4">
        <text:list-item>
          <text:p text:style-name="P12">Какие существуют способы расширения функциональности темы с помощью хуков и фильтров?</text:p>
        </text:list-item>
        <text:list-item>
          <text:p text:style-name="P12">Как создать пользовательское меню в теме WordPress?</text:p>
        </text:list-item>
        <text:list-item>
          <text:p text:style-name="P5">Как добавить кастомные поля к записям или страницам в теме WordPress?</text:p>
        </text:list-item>
      </text:list>
      <text:h text:style-name="Heading_20_3" text:outline-level="3">Адаптивный дизайн и оптимизация:</text:h>
      <text:list xml:id="list3085100966587685681" text:style-name="L5">
        <text:list-item>
          <text:p text:style-name="P13">Какие методы можно использовать для создания адаптивного дизайна в теме WordPress?</text:p>
        </text:list-item>
        <text:list-item>
          <text:p text:style-name="P13">Как обеспечить оптимизацию загрузки страницы в теме WordPress?</text:p>
        </text:list-item>
        <text:list-item>
          <text:p text:style-name="P6">Какие меры безопасности вы знаете и можете применить в разработке тем для WordPress?</text:p>
        </text:list-item>
      </text:list>
      <text:h text:style-name="Heading_20_3" text:outline-level="3">Управление контентом:</text:h>
      <text:list xml:id="list4955962538047296602" text:style-name="L6">
        <text:list-item>
          <text:p text:style-name="P14">Как создать пользовательский виджет в теме WordPress?</text:p>
        </text:list-item>
        <text:list-item>
          <text:p text:style-name="P14">Как добавить пользовательские поля к типу записи в теме WordPress?</text:p>
        </text:list-item>
        <text:list-item>
          <text:p text:style-name="P7">Как настроить главное меню навигации в теме WordPress?</text:p>
        </text:list-item>
      </text:list>
      <text:h text:style-name="Heading_20_3" text:outline-level="3">Тестирование и отладка:</text:h>
      <text:list xml:id="list783781178225045348" text:style-name="L7">
        <text:list-item>
          <text:p text:style-name="P15">Какие методы вы используете для отладки PHP-кода в теме WordPress?</text:p>
        </text:list-item>
        <text:list-item>
          <text:p text:style-name="P15">Как проверить тему на различных устройствах и браузерах для обеспечения <text:soft-page-break/>адаптивности?</text:p>
        </text:list-item>
        <text:list-item>
          <text:p text:style-name="P8">Какие шаги необходимо предпринять для проверки безопасности темы WordPress перед её развертыванием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14$Win32 OpenOffice.org_project/4114m1$Build-9811</meta:generator>
    <dc:date>2024-05-01T22:57:20.59</dc:date>
    <meta:document-statistic meta:table-count="0" meta:image-count="0" meta:object-count="0" meta:page-count="2" meta:paragraph-count="32" meta:word-count="285" meta:character-count="1891"/>
    <dc:creator>Dima Wide</dc:creator>
    <meta:user-defined meta:name="Info 1"/>
    <meta:user-defined meta:name="Info 2"/>
    <meta:user-defined meta:name="Info 3"/>
    <meta:user-defined meta:name="Info 4"/>
  </office:meta>
</office:document-meta>
</file>